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tion_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3" calcext:value-type="float">
            <text:p>0.033</text:p>
          </table:table-cell>
          <table:table-cell office:value-type="float" office:value="39.39" calcext:value-type="float">
            <text:p>39.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9" calcext:value-type="float">
            <text:p>0.059</text:p>
          </table:table-cell>
          <table:table-cell office:value-type="float" office:value="58.74" calcext:value-type="float">
            <text:p>58.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6" calcext:value-type="float">
            <text:p>0.076</text:p>
          </table:table-cell>
          <table:table-cell office:value-type="float" office:value="77.16" calcext:value-type="float">
            <text:p>77.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9" calcext:value-type="float">
            <text:p>0.089</text:p>
          </table:table-cell>
          <table:table-cell office:value-type="float" office:value="93.84" calcext:value-type="float">
            <text:p>93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99" calcext:value-type="float">
            <text:p>0.099</text:p>
          </table:table-cell>
          <table:table-cell office:value-type="float" office:value="109.13" calcext:value-type="float">
            <text:p>109.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09" calcext:value-type="float">
            <text:p>0.109</text:p>
          </table:table-cell>
          <table:table-cell office:value-type="float" office:value="123.31" calcext:value-type="float">
            <text:p>123.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17" calcext:value-type="float">
            <text:p>0.117</text:p>
          </table:table-cell>
          <table:table-cell office:value-type="float" office:value="136.57" calcext:value-type="float">
            <text:p>136.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4" calcext:value-type="float">
            <text:p>0.124</text:p>
          </table:table-cell>
          <table:table-cell office:value-type="float" office:value="149.08" calcext:value-type="float">
            <text:p>149.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1" calcext:value-type="float">
            <text:p>0.131</text:p>
          </table:table-cell>
          <table:table-cell office:value-type="float" office:value="160.93" calcext:value-type="float">
            <text:p>160.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37" calcext:value-type="float">
            <text:p>0.137</text:p>
          </table:table-cell>
          <table:table-cell office:value-type="float" office:value="172.21" calcext:value-type="float">
            <text:p>172.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43" calcext:value-type="float">
            <text:p>0.143</text:p>
          </table:table-cell>
          <table:table-cell office:value-type="float" office:value="182.99" calcext:value-type="float">
            <text:p>182.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48" calcext:value-type="float">
            <text:p>0.148</text:p>
          </table:table-cell>
          <table:table-cell office:value-type="float" office:value="193.32" calcext:value-type="float">
            <text:p>193.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3" calcext:value-type="float">
            <text:p>0.153</text:p>
          </table:table-cell>
          <table:table-cell office:value-type="float" office:value="203.24" calcext:value-type="float">
            <text:p>203.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8" calcext:value-type="float">
            <text:p>0.158</text:p>
          </table:table-cell>
          <table:table-cell office:value-type="float" office:value="212.78" calcext:value-type="float">
            <text:p>212.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63" calcext:value-type="float">
            <text:p>0.163</text:p>
          </table:table-cell>
          <table:table-cell office:value-type="float" office:value="221.99" calcext:value-type="float">
            <text:p>221.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67" calcext:value-type="float">
            <text:p>0.167</text:p>
          </table:table-cell>
          <table:table-cell office:value-type="float" office:value="230.87" calcext:value-type="float">
            <text:p>230.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72" calcext:value-type="float">
            <text:p>0.172</text:p>
          </table:table-cell>
          <table:table-cell office:value-type="float" office:value="239.47" calcext:value-type="float">
            <text:p>239.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76" calcext:value-type="float">
            <text:p>0.176</text:p>
          </table:table-cell>
          <table:table-cell office:value-type="float" office:value="247.78" calcext:value-type="float">
            <text:p>247.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" calcext:value-type="float">
            <text:p>0.18</text:p>
          </table:table-cell>
          <table:table-cell office:value-type="float" office:value="255.84" calcext:value-type="float">
            <text:p>255.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84" calcext:value-type="float">
            <text:p>0.184</text:p>
          </table:table-cell>
          <table:table-cell office:value-type="float" office:value="263.66" calcext:value-type="float">
            <text:p>263.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88" calcext:value-type="float">
            <text:p>0.188</text:p>
          </table:table-cell>
          <table:table-cell office:value-type="float" office:value="271.24" calcext:value-type="float">
            <text:p>271.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91" calcext:value-type="float">
            <text:p>0.191</text:p>
          </table:table-cell>
          <table:table-cell office:value-type="float" office:value="278.61" calcext:value-type="float">
            <text:p>278.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95" calcext:value-type="float">
            <text:p>0.195</text:p>
          </table:table-cell>
          <table:table-cell office:value-type="float" office:value="285.77" calcext:value-type="float">
            <text:p>285.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98" calcext:value-type="float">
            <text:p>0.198</text:p>
          </table:table-cell>
          <table:table-cell office:value-type="float" office:value="292.73" calcext:value-type="float">
            <text:p>292.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02" calcext:value-type="float">
            <text:p>0.202</text:p>
          </table:table-cell>
          <table:table-cell office:value-type="float" office:value="299.5" calcext:value-type="float">
            <text:p>299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05" calcext:value-type="float">
            <text:p>0.205</text:p>
          </table:table-cell>
          <table:table-cell office:value-type="float" office:value="306.09" calcext:value-type="float">
            <text:p>306.0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08" calcext:value-type="float">
            <text:p>0.208</text:p>
          </table:table-cell>
          <table:table-cell office:value-type="float" office:value="312.51" calcext:value-type="float">
            <text:p>312.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12" calcext:value-type="float">
            <text:p>0.212</text:p>
          </table:table-cell>
          <table:table-cell office:value-type="float" office:value="318.76" calcext:value-type="float">
            <text:p>318.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15" calcext:value-type="float">
            <text:p>0.215</text:p>
          </table:table-cell>
          <table:table-cell office:value-type="float" office:value="324.85" calcext:value-type="float">
            <text:p>324.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18" calcext:value-type="float">
            <text:p>0.218</text:p>
          </table:table-cell>
          <table:table-cell office:value-type="float" office:value="330.78" calcext:value-type="float">
            <text:p>330.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21" calcext:value-type="float">
            <text:p>0.221</text:p>
          </table:table-cell>
          <table:table-cell office:value-type="float" office:value="336.56" calcext:value-type="float">
            <text:p>336.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24" calcext:value-type="float">
            <text:p>0.224</text:p>
          </table:table-cell>
          <table:table-cell office:value-type="float" office:value="342.2" calcext:value-type="float">
            <text:p>342.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27" calcext:value-type="float">
            <text:p>0.227</text:p>
          </table:table-cell>
          <table:table-cell office:value-type="float" office:value="347.69" calcext:value-type="float">
            <text:p>347.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3" calcext:value-type="float">
            <text:p>0.23</text:p>
          </table:table-cell>
          <table:table-cell office:value-type="float" office:value="353.05" calcext:value-type="float">
            <text:p>353.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33" calcext:value-type="float">
            <text:p>0.233</text:p>
          </table:table-cell>
          <table:table-cell office:value-type="float" office:value="358.28" calcext:value-type="float">
            <text:p>358.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35" calcext:value-type="float">
            <text:p>0.235</text:p>
          </table:table-cell>
          <table:table-cell office:value-type="float" office:value="363.37" calcext:value-type="float">
            <text:p>363.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38" calcext:value-type="float">
            <text:p>0.238</text:p>
          </table:table-cell>
          <table:table-cell office:value-type="float" office:value="368.35" calcext:value-type="float">
            <text:p>368.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41" calcext:value-type="float">
            <text:p>0.241</text:p>
          </table:table-cell>
          <table:table-cell office:value-type="float" office:value="373.19" calcext:value-type="float">
            <text:p>373.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43" calcext:value-type="float">
            <text:p>0.243</text:p>
          </table:table-cell>
          <table:table-cell office:value-type="float" office:value="377.92" calcext:value-type="float">
            <text:p>377.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46" calcext:value-type="float">
            <text:p>0.246</text:p>
          </table:table-cell>
          <table:table-cell office:value-type="float" office:value="382.54" calcext:value-type="float">
            <text:p>382.5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49" calcext:value-type="float">
            <text:p>0.249</text:p>
          </table:table-cell>
          <table:table-cell office:value-type="float" office:value="387.03" calcext:value-type="float">
            <text:p>387.0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51" calcext:value-type="float">
            <text:p>0.251</text:p>
          </table:table-cell>
          <table:table-cell office:value-type="float" office:value="391.42" calcext:value-type="float">
            <text:p>391.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54" calcext:value-type="float">
            <text:p>0.254</text:p>
          </table:table-cell>
          <table:table-cell office:value-type="float" office:value="395.7" calcext:value-type="float">
            <text:p>395.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56" calcext:value-type="float">
            <text:p>0.256</text:p>
          </table:table-cell>
          <table:table-cell office:value-type="float" office:value="399.87" calcext:value-type="float">
            <text:p>399.8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59" calcext:value-type="float">
            <text:p>0.259</text:p>
          </table:table-cell>
          <table:table-cell office:value-type="float" office:value="403.93" calcext:value-type="float">
            <text:p>403.9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61" calcext:value-type="float">
            <text:p>0.261</text:p>
          </table:table-cell>
          <table:table-cell office:value-type="float" office:value="407.89" calcext:value-type="float">
            <text:p>407.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64" calcext:value-type="float">
            <text:p>0.264</text:p>
          </table:table-cell>
          <table:table-cell office:value-type="float" office:value="411.76" calcext:value-type="float">
            <text:p>411.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66" calcext:value-type="float">
            <text:p>0.266</text:p>
          </table:table-cell>
          <table:table-cell office:value-type="float" office:value="415.52" calcext:value-type="float">
            <text:p>415.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69" calcext:value-type="float">
            <text:p>0.269</text:p>
          </table:table-cell>
          <table:table-cell office:value-type="float" office:value="419.18" calcext:value-type="float">
            <text:p>419.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422.75" calcext:value-type="float">
            <text:p>422.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73" calcext:value-type="float">
            <text:p>0.273</text:p>
          </table:table-cell>
          <table:table-cell office:value-type="float" office:value="426.22" calcext:value-type="float">
            <text:p>426.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76" calcext:value-type="float">
            <text:p>0.276</text:p>
          </table:table-cell>
          <table:table-cell office:value-type="float" office:value="429.61" calcext:value-type="float">
            <text:p>429.6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78" calcext:value-type="float">
            <text:p>0.278</text:p>
          </table:table-cell>
          <table:table-cell office:value-type="float" office:value="432.9" calcext:value-type="float">
            <text:p>432.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8" calcext:value-type="float">
            <text:p>0.28</text:p>
          </table:table-cell>
          <table:table-cell office:value-type="float" office:value="436.1" calcext:value-type="float">
            <text:p>436.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83" calcext:value-type="float">
            <text:p>0.283</text:p>
          </table:table-cell>
          <table:table-cell office:value-type="float" office:value="439.21" calcext:value-type="float">
            <text:p>439.2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85" calcext:value-type="float">
            <text:p>0.285</text:p>
          </table:table-cell>
          <table:table-cell office:value-type="float" office:value="442.23" calcext:value-type="float">
            <text:p>442.2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87" calcext:value-type="float">
            <text:p>0.287</text:p>
          </table:table-cell>
          <table:table-cell office:value-type="float" office:value="445.17" calcext:value-type="float">
            <text:p>445.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89" calcext:value-type="float">
            <text:p>0.289</text:p>
          </table:table-cell>
          <table:table-cell office:value-type="float" office:value="448.02" calcext:value-type="float">
            <text:p>448.0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92" calcext:value-type="float">
            <text:p>0.292</text:p>
          </table:table-cell>
          <table:table-cell office:value-type="float" office:value="450.79" calcext:value-type="float">
            <text:p>450.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94" calcext:value-type="float">
            <text:p>0.294</text:p>
          </table:table-cell>
          <table:table-cell office:value-type="float" office:value="453.47" calcext:value-type="float">
            <text:p>453.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96" calcext:value-type="float">
            <text:p>0.296</text:p>
          </table:table-cell>
          <table:table-cell office:value-type="float" office:value="456.07" calcext:value-type="float">
            <text:p>456.0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98" calcext:value-type="float">
            <text:p>0.298</text:p>
          </table:table-cell>
          <table:table-cell office:value-type="float" office:value="458.59" calcext:value-type="float">
            <text:p>458.5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" calcext:value-type="float">
            <text:p>0.3</text:p>
          </table:table-cell>
          <table:table-cell office:value-type="float" office:value="461.03" calcext:value-type="float">
            <text:p>461.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03" calcext:value-type="float">
            <text:p>0.303</text:p>
          </table:table-cell>
          <table:table-cell office:value-type="float" office:value="463.39" calcext:value-type="float">
            <text:p>463.3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05" calcext:value-type="float">
            <text:p>0.305</text:p>
          </table:table-cell>
          <table:table-cell office:value-type="float" office:value="465.67" calcext:value-type="float">
            <text:p>465.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07" calcext:value-type="float">
            <text:p>0.307</text:p>
          </table:table-cell>
          <table:table-cell office:value-type="float" office:value="467.87" calcext:value-type="float">
            <text:p>467.8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09" calcext:value-type="float">
            <text:p>0.309</text:p>
          </table:table-cell>
          <table:table-cell office:value-type="float" office:value="469.99" calcext:value-type="float">
            <text:p>469.9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11" calcext:value-type="float">
            <text:p>0.311</text:p>
          </table:table-cell>
          <table:table-cell office:value-type="float" office:value="472.04" calcext:value-type="float">
            <text:p>472.0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13" calcext:value-type="float">
            <text:p>0.313</text:p>
          </table:table-cell>
          <table:table-cell office:value-type="float" office:value="474.01" calcext:value-type="float">
            <text:p>474.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15" calcext:value-type="float">
            <text:p>0.315</text:p>
          </table:table-cell>
          <table:table-cell office:value-type="float" office:value="475.91" calcext:value-type="float">
            <text:p>475.9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18" calcext:value-type="float">
            <text:p>0.318</text:p>
          </table:table-cell>
          <table:table-cell office:value-type="float" office:value="477.73" calcext:value-type="float">
            <text:p>477.7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2" calcext:value-type="float">
            <text:p>0.32</text:p>
          </table:table-cell>
          <table:table-cell office:value-type="float" office:value="479.47" calcext:value-type="float">
            <text:p>479.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22" calcext:value-type="float">
            <text:p>0.322</text:p>
          </table:table-cell>
          <table:table-cell office:value-type="float" office:value="481.14" calcext:value-type="float">
            <text:p>481.1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24" calcext:value-type="float">
            <text:p>0.324</text:p>
          </table:table-cell>
          <table:table-cell office:value-type="float" office:value="482.74" calcext:value-type="float">
            <text:p>482.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26" calcext:value-type="float">
            <text:p>0.326</text:p>
          </table:table-cell>
          <table:table-cell office:value-type="float" office:value="484.26" calcext:value-type="float">
            <text:p>484.2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28" calcext:value-type="float">
            <text:p>0.328</text:p>
          </table:table-cell>
          <table:table-cell office:value-type="float" office:value="485.72" calcext:value-type="float">
            <text:p>485.7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3" calcext:value-type="float">
            <text:p>0.33</text:p>
          </table:table-cell>
          <table:table-cell office:value-type="float" office:value="487.1" calcext:value-type="float">
            <text:p>487.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32" calcext:value-type="float">
            <text:p>0.332</text:p>
          </table:table-cell>
          <table:table-cell office:value-type="float" office:value="488.4" calcext:value-type="float">
            <text:p>488.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34" calcext:value-type="float">
            <text:p>0.334</text:p>
          </table:table-cell>
          <table:table-cell office:value-type="float" office:value="489.64" calcext:value-type="float">
            <text:p>489.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36" calcext:value-type="float">
            <text:p>0.336</text:p>
          </table:table-cell>
          <table:table-cell office:value-type="float" office:value="490.81" calcext:value-type="float">
            <text:p>490.8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38" calcext:value-type="float">
            <text:p>0.338</text:p>
          </table:table-cell>
          <table:table-cell office:value-type="float" office:value="491.9" calcext:value-type="float">
            <text:p>491.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4" calcext:value-type="float">
            <text:p>0.34</text:p>
          </table:table-cell>
          <table:table-cell office:value-type="float" office:value="492.92" calcext:value-type="float">
            <text:p>492.9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42" calcext:value-type="float">
            <text:p>0.342</text:p>
          </table:table-cell>
          <table:table-cell office:value-type="float" office:value="493.88" calcext:value-type="float">
            <text:p>493.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44" calcext:value-type="float">
            <text:p>0.344</text:p>
          </table:table-cell>
          <table:table-cell office:value-type="float" office:value="494.76" calcext:value-type="float">
            <text:p>494.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46" calcext:value-type="float">
            <text:p>0.346</text:p>
          </table:table-cell>
          <table:table-cell office:value-type="float" office:value="495.58" calcext:value-type="float">
            <text:p>495.5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48" calcext:value-type="float">
            <text:p>0.348</text:p>
          </table:table-cell>
          <table:table-cell office:value-type="float" office:value="496.32" calcext:value-type="float">
            <text:p>496.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5" calcext:value-type="float">
            <text:p>0.35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52" calcext:value-type="float">
            <text:p>0.352</text:p>
          </table:table-cell>
          <table:table-cell office:value-type="float" office:value="497.61" calcext:value-type="float">
            <text:p>497.6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54" calcext:value-type="float">
            <text:p>0.354</text:p>
          </table:table-cell>
          <table:table-cell office:value-type="float" office:value="498.14" calcext:value-type="float">
            <text:p>498.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56" calcext:value-type="float">
            <text:p>0.356</text:p>
          </table:table-cell>
          <table:table-cell office:value-type="float" office:value="498.61" calcext:value-type="float">
            <text:p>498.6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58" calcext:value-type="float">
            <text:p>0.358</text:p>
          </table:table-cell>
          <table:table-cell office:value-type="float" office:value="499.01" calcext:value-type="float">
            <text:p>499.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6" calcext:value-type="float">
            <text:p>0.36</text:p>
          </table:table-cell>
          <table:table-cell office:value-type="float" office:value="499.35" calcext:value-type="float">
            <text:p>499.3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62" calcext:value-type="float">
            <text:p>0.362</text:p>
          </table:table-cell>
          <table:table-cell office:value-type="float" office:value="499.61" calcext:value-type="float">
            <text:p>499.6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64" calcext:value-type="float">
            <text:p>0.364</text:p>
          </table:table-cell>
          <table:table-cell office:value-type="float" office:value="499.81" calcext:value-type="float">
            <text:p>499.8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66" calcext:value-type="float">
            <text:p>0.366</text:p>
          </table:table-cell>
          <table:table-cell office:value-type="float" office:value="499.94" calcext:value-type="float">
            <text:p>499.9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68" calcext:value-type="float">
            <text:p>0.36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7" calcext:value-type="float">
            <text:p>0.3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72" calcext:value-type="float">
            <text:p>0.37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74" calcext:value-type="float">
            <text:p>0.37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76" calcext:value-type="float">
            <text:p>0.37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78" calcext:value-type="float">
            <text:p>0.37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8" calcext:value-type="float">
            <text:p>0.3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82" calcext:value-type="float">
            <text:p>0.38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84" calcext:value-type="float">
            <text:p>0.38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86" calcext:value-type="float">
            <text:p>0.38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88" calcext:value-type="float">
            <text:p>0.38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9" calcext:value-type="float">
            <text:p>0.3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92" calcext:value-type="float">
            <text:p>0.39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94" calcext:value-type="float">
            <text:p>0.39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96" calcext:value-type="float">
            <text:p>0.39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98" calcext:value-type="float">
            <text:p>0.39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" calcext:value-type="float">
            <text:p>0.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02" calcext:value-type="float">
            <text:p>0.40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04" calcext:value-type="float">
            <text:p>0.40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06" calcext:value-type="float">
            <text:p>0.40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08" calcext:value-type="float">
            <text:p>0.40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1" calcext:value-type="float">
            <text:p>0.4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12" calcext:value-type="float">
            <text:p>0.41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414" calcext:value-type="float">
            <text:p>0.41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416" calcext:value-type="float">
            <text:p>0.41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418" calcext:value-type="float">
            <text:p>0.41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42" calcext:value-type="float">
            <text:p>0.4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422" calcext:value-type="float">
            <text:p>0.42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24" calcext:value-type="float">
            <text:p>0.42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426" calcext:value-type="float">
            <text:p>0.42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428" calcext:value-type="float">
            <text:p>0.42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43" calcext:value-type="float">
            <text:p>0.4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32" calcext:value-type="float">
            <text:p>0.43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434" calcext:value-type="float">
            <text:p>0.43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436" calcext:value-type="float">
            <text:p>0.43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438" calcext:value-type="float">
            <text:p>0.43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44" calcext:value-type="float">
            <text:p>0.4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442" calcext:value-type="float">
            <text:p>0.44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444" calcext:value-type="float">
            <text:p>0.44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446" calcext:value-type="float">
            <text:p>0.44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448" calcext:value-type="float">
            <text:p>0.44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5" calcext:value-type="float">
            <text:p>0.4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52" calcext:value-type="float">
            <text:p>0.45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454" calcext:value-type="float">
            <text:p>0.45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56" calcext:value-type="float">
            <text:p>0.45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58" calcext:value-type="float">
            <text:p>0.45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6" calcext:value-type="float">
            <text:p>0.4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462" calcext:value-type="float">
            <text:p>0.46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464" calcext:value-type="float">
            <text:p>0.46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466" calcext:value-type="float">
            <text:p>0.46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468" calcext:value-type="float">
            <text:p>0.46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47" calcext:value-type="float">
            <text:p>0.4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472" calcext:value-type="float">
            <text:p>0.47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474" calcext:value-type="float">
            <text:p>0.47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76" calcext:value-type="float">
            <text:p>0.47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478" calcext:value-type="float">
            <text:p>0.47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48" calcext:value-type="float">
            <text:p>0.4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482" calcext:value-type="float">
            <text:p>0.48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84" calcext:value-type="float">
            <text:p>0.48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86" calcext:value-type="float">
            <text:p>0.48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488" calcext:value-type="float">
            <text:p>0.48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49" calcext:value-type="float">
            <text:p>0.4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492" calcext:value-type="float">
            <text:p>0.49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494" calcext:value-type="float">
            <text:p>0.49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96" calcext:value-type="float">
            <text:p>0.49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98" calcext:value-type="float">
            <text:p>0.49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502" calcext:value-type="float">
            <text:p>0.50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504" calcext:value-type="float">
            <text:p>0.50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506" calcext:value-type="float">
            <text:p>0.50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508" calcext:value-type="float">
            <text:p>0.50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51" calcext:value-type="float">
            <text:p>0.5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512" calcext:value-type="float">
            <text:p>0.51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514" calcext:value-type="float">
            <text:p>0.51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516" calcext:value-type="float">
            <text:p>0.51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518" calcext:value-type="float">
            <text:p>0.51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2" calcext:value-type="float">
            <text:p>0.5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522" calcext:value-type="float">
            <text:p>0.52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524" calcext:value-type="float">
            <text:p>0.52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26" calcext:value-type="float">
            <text:p>0.52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528" calcext:value-type="float">
            <text:p>0.52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53" calcext:value-type="float">
            <text:p>0.5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532" calcext:value-type="float">
            <text:p>0.53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534" calcext:value-type="float">
            <text:p>0.53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36" calcext:value-type="float">
            <text:p>0.53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38" calcext:value-type="float">
            <text:p>0.53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4" calcext:value-type="float">
            <text:p>0.5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42" calcext:value-type="float">
            <text:p>0.54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544" calcext:value-type="float">
            <text:p>0.54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546" calcext:value-type="float">
            <text:p>0.54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548" calcext:value-type="float">
            <text:p>0.54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55" calcext:value-type="float">
            <text:p>0.5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552" calcext:value-type="float">
            <text:p>0.55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554" calcext:value-type="float">
            <text:p>0.55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556" calcext:value-type="float">
            <text:p>0.55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558" calcext:value-type="float">
            <text:p>0.55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56" calcext:value-type="float">
            <text:p>0.5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562" calcext:value-type="float">
            <text:p>0.56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564" calcext:value-type="float">
            <text:p>0.56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566" calcext:value-type="float">
            <text:p>0.56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568" calcext:value-type="float">
            <text:p>0.56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7" calcext:value-type="float">
            <text:p>0.5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572" calcext:value-type="float">
            <text:p>0.57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574" calcext:value-type="float">
            <text:p>0.57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76" calcext:value-type="float">
            <text:p>0.57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578" calcext:value-type="float">
            <text:p>0.57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58" calcext:value-type="float">
            <text:p>0.5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582" calcext:value-type="float">
            <text:p>0.58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584" calcext:value-type="float">
            <text:p>0.58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586" calcext:value-type="float">
            <text:p>0.58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588" calcext:value-type="float">
            <text:p>0.58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59" calcext:value-type="float">
            <text:p>0.5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592" calcext:value-type="float">
            <text:p>0.59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594" calcext:value-type="float">
            <text:p>0.59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596" calcext:value-type="float">
            <text:p>0.59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598" calcext:value-type="float">
            <text:p>0.59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6" calcext:value-type="float">
            <text:p>0.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602" calcext:value-type="float">
            <text:p>0.60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604" calcext:value-type="float">
            <text:p>0.60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606" calcext:value-type="float">
            <text:p>0.60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608" calcext:value-type="float">
            <text:p>0.60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61" calcext:value-type="float">
            <text:p>0.6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612" calcext:value-type="float">
            <text:p>0.61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614" calcext:value-type="float">
            <text:p>0.61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616" calcext:value-type="float">
            <text:p>0.61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618" calcext:value-type="float">
            <text:p>0.61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62" calcext:value-type="float">
            <text:p>0.6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22" calcext:value-type="float">
            <text:p>0.62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24" calcext:value-type="float">
            <text:p>0.62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26" calcext:value-type="float">
            <text:p>0.62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628" calcext:value-type="float">
            <text:p>0.62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63" calcext:value-type="float">
            <text:p>0.6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632" calcext:value-type="float">
            <text:p>0.63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634" calcext:value-type="float">
            <text:p>0.63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636" calcext:value-type="float">
            <text:p>0.63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638" calcext:value-type="float">
            <text:p>0.63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64" calcext:value-type="float">
            <text:p>0.6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642" calcext:value-type="float">
            <text:p>0.64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644" calcext:value-type="float">
            <text:p>0.64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646" calcext:value-type="float">
            <text:p>0.64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648" calcext:value-type="float">
            <text:p>0.64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65" calcext:value-type="float">
            <text:p>0.6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652" calcext:value-type="float">
            <text:p>0.65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654" calcext:value-type="float">
            <text:p>0.65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56" calcext:value-type="float">
            <text:p>0.65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658" calcext:value-type="float">
            <text:p>0.65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66" calcext:value-type="float">
            <text:p>0.6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662" calcext:value-type="float">
            <text:p>0.66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664" calcext:value-type="float">
            <text:p>0.66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666" calcext:value-type="float">
            <text:p>0.66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68" calcext:value-type="float">
            <text:p>0.66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67" calcext:value-type="float">
            <text:p>0.6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672" calcext:value-type="float">
            <text:p>0.67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674" calcext:value-type="float">
            <text:p>0.67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76" calcext:value-type="float">
            <text:p>0.67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678" calcext:value-type="float">
            <text:p>0.67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68" calcext:value-type="float">
            <text:p>0.6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682" calcext:value-type="float">
            <text:p>0.68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684" calcext:value-type="float">
            <text:p>0.68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686" calcext:value-type="float">
            <text:p>0.68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88" calcext:value-type="float">
            <text:p>0.68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69" calcext:value-type="float">
            <text:p>0.6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692" calcext:value-type="float">
            <text:p>0.69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94" calcext:value-type="float">
            <text:p>0.69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696" calcext:value-type="float">
            <text:p>0.69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98" calcext:value-type="float">
            <text:p>0.69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7" calcext:value-type="float">
            <text:p>0.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702" calcext:value-type="float">
            <text:p>0.70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704" calcext:value-type="float">
            <text:p>0.70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06" calcext:value-type="float">
            <text:p>0.70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708" calcext:value-type="float">
            <text:p>0.70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71" calcext:value-type="float">
            <text:p>0.7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712" calcext:value-type="float">
            <text:p>0.71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714" calcext:value-type="float">
            <text:p>0.71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716" calcext:value-type="float">
            <text:p>0.71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718" calcext:value-type="float">
            <text:p>0.71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72" calcext:value-type="float">
            <text:p>0.7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722" calcext:value-type="float">
            <text:p>0.72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724" calcext:value-type="float">
            <text:p>0.72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6" calcext:value-type="float">
            <text:p>0.72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728" calcext:value-type="float">
            <text:p>0.72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73" calcext:value-type="float">
            <text:p>0.7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732" calcext:value-type="float">
            <text:p>0.73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734" calcext:value-type="float">
            <text:p>0.73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736" calcext:value-type="float">
            <text:p>0.73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38" calcext:value-type="float">
            <text:p>0.73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74" calcext:value-type="float">
            <text:p>0.7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742" calcext:value-type="float">
            <text:p>0.74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744" calcext:value-type="float">
            <text:p>0.74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46" calcext:value-type="float">
            <text:p>0.74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748" calcext:value-type="float">
            <text:p>0.74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75" calcext:value-type="float">
            <text:p>0.7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752" calcext:value-type="float">
            <text:p>0.75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754" calcext:value-type="float">
            <text:p>0.75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756" calcext:value-type="float">
            <text:p>0.75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58" calcext:value-type="float">
            <text:p>0.75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76" calcext:value-type="float">
            <text:p>0.7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762" calcext:value-type="float">
            <text:p>0.76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764" calcext:value-type="float">
            <text:p>0.76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766" calcext:value-type="float">
            <text:p>0.76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768" calcext:value-type="float">
            <text:p>0.76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77" calcext:value-type="float">
            <text:p>0.7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772" calcext:value-type="float">
            <text:p>0.77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774" calcext:value-type="float">
            <text:p>0.77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776" calcext:value-type="float">
            <text:p>0.77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78" calcext:value-type="float">
            <text:p>0.77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78" calcext:value-type="float">
            <text:p>0.7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782" calcext:value-type="float">
            <text:p>0.78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784" calcext:value-type="float">
            <text:p>0.784</text:p>
          </table:table-cell>
          <table:table-cell office:value-type="float" office:value="499.94" calcext:value-type="float">
            <text:p>499.9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786" calcext:value-type="float">
            <text:p>0.786</text:p>
          </table:table-cell>
          <table:table-cell office:value-type="float" office:value="499.81" calcext:value-type="float">
            <text:p>499.8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788" calcext:value-type="float">
            <text:p>0.788</text:p>
          </table:table-cell>
          <table:table-cell office:value-type="float" office:value="499.61" calcext:value-type="float">
            <text:p>499.6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79" calcext:value-type="float">
            <text:p>0.79</text:p>
          </table:table-cell>
          <table:table-cell office:value-type="float" office:value="499.35" calcext:value-type="float">
            <text:p>499.3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792" calcext:value-type="float">
            <text:p>0.792</text:p>
          </table:table-cell>
          <table:table-cell office:value-type="float" office:value="499.01" calcext:value-type="float">
            <text:p>499.0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794" calcext:value-type="float">
            <text:p>0.794</text:p>
          </table:table-cell>
          <table:table-cell office:value-type="float" office:value="498.61" calcext:value-type="float">
            <text:p>498.6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796" calcext:value-type="float">
            <text:p>0.796</text:p>
          </table:table-cell>
          <table:table-cell office:value-type="float" office:value="498.14" calcext:value-type="float">
            <text:p>498.1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798" calcext:value-type="float">
            <text:p>0.798</text:p>
          </table:table-cell>
          <table:table-cell office:value-type="float" office:value="497.61" calcext:value-type="float">
            <text:p>497.6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8" calcext:value-type="float">
            <text:p>0.8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802" calcext:value-type="float">
            <text:p>0.802</text:p>
          </table:table-cell>
          <table:table-cell office:value-type="float" office:value="496.32" calcext:value-type="float">
            <text:p>496.3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804" calcext:value-type="float">
            <text:p>0.804</text:p>
          </table:table-cell>
          <table:table-cell office:value-type="float" office:value="495.58" calcext:value-type="float">
            <text:p>495.5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806" calcext:value-type="float">
            <text:p>0.806</text:p>
          </table:table-cell>
          <table:table-cell office:value-type="float" office:value="494.76" calcext:value-type="float">
            <text:p>494.7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808" calcext:value-type="float">
            <text:p>0.808</text:p>
          </table:table-cell>
          <table:table-cell office:value-type="float" office:value="493.88" calcext:value-type="float">
            <text:p>493.8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811" calcext:value-type="float">
            <text:p>0.811</text:p>
          </table:table-cell>
          <table:table-cell office:value-type="float" office:value="492.92" calcext:value-type="float">
            <text:p>492.9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813" calcext:value-type="float">
            <text:p>0.813</text:p>
          </table:table-cell>
          <table:table-cell office:value-type="float" office:value="491.9" calcext:value-type="float">
            <text:p>491.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815" calcext:value-type="float">
            <text:p>0.815</text:p>
          </table:table-cell>
          <table:table-cell office:value-type="float" office:value="490.81" calcext:value-type="float">
            <text:p>490.8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817" calcext:value-type="float">
            <text:p>0.817</text:p>
          </table:table-cell>
          <table:table-cell office:value-type="float" office:value="489.64" calcext:value-type="float">
            <text:p>489.6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819" calcext:value-type="float">
            <text:p>0.819</text:p>
          </table:table-cell>
          <table:table-cell office:value-type="float" office:value="488.4" calcext:value-type="float">
            <text:p>488.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821" calcext:value-type="float">
            <text:p>0.821</text:p>
          </table:table-cell>
          <table:table-cell office:value-type="float" office:value="487.1" calcext:value-type="float">
            <text:p>487.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823" calcext:value-type="float">
            <text:p>0.823</text:p>
          </table:table-cell>
          <table:table-cell office:value-type="float" office:value="485.72" calcext:value-type="float">
            <text:p>485.7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825" calcext:value-type="float">
            <text:p>0.825</text:p>
          </table:table-cell>
          <table:table-cell office:value-type="float" office:value="484.26" calcext:value-type="float">
            <text:p>484.2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827" calcext:value-type="float">
            <text:p>0.827</text:p>
          </table:table-cell>
          <table:table-cell office:value-type="float" office:value="482.74" calcext:value-type="float">
            <text:p>482.7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829" calcext:value-type="float">
            <text:p>0.829</text:p>
          </table:table-cell>
          <table:table-cell office:value-type="float" office:value="481.14" calcext:value-type="float">
            <text:p>481.1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831" calcext:value-type="float">
            <text:p>0.831</text:p>
          </table:table-cell>
          <table:table-cell office:value-type="float" office:value="479.47" calcext:value-type="float">
            <text:p>479.4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833" calcext:value-type="float">
            <text:p>0.833</text:p>
          </table:table-cell>
          <table:table-cell office:value-type="float" office:value="477.73" calcext:value-type="float">
            <text:p>477.7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835" calcext:value-type="float">
            <text:p>0.835</text:p>
          </table:table-cell>
          <table:table-cell office:value-type="float" office:value="475.91" calcext:value-type="float">
            <text:p>475.9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837" calcext:value-type="float">
            <text:p>0.837</text:p>
          </table:table-cell>
          <table:table-cell office:value-type="float" office:value="474.01" calcext:value-type="float">
            <text:p>474.0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839" calcext:value-type="float">
            <text:p>0.839</text:p>
          </table:table-cell>
          <table:table-cell office:value-type="float" office:value="472.04" calcext:value-type="float">
            <text:p>472.0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842" calcext:value-type="float">
            <text:p>0.842</text:p>
          </table:table-cell>
          <table:table-cell office:value-type="float" office:value="469.99" calcext:value-type="float">
            <text:p>469.9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844" calcext:value-type="float">
            <text:p>0.844</text:p>
          </table:table-cell>
          <table:table-cell office:value-type="float" office:value="467.87" calcext:value-type="float">
            <text:p>467.8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846" calcext:value-type="float">
            <text:p>0.846</text:p>
          </table:table-cell>
          <table:table-cell office:value-type="float" office:value="465.67" calcext:value-type="float">
            <text:p>465.6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848" calcext:value-type="float">
            <text:p>0.848</text:p>
          </table:table-cell>
          <table:table-cell office:value-type="float" office:value="463.39" calcext:value-type="float">
            <text:p>463.3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85" calcext:value-type="float">
            <text:p>0.85</text:p>
          </table:table-cell>
          <table:table-cell office:value-type="float" office:value="461.03" calcext:value-type="float">
            <text:p>461.0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852" calcext:value-type="float">
            <text:p>0.852</text:p>
          </table:table-cell>
          <table:table-cell office:value-type="float" office:value="458.59" calcext:value-type="float">
            <text:p>458.5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854" calcext:value-type="float">
            <text:p>0.854</text:p>
          </table:table-cell>
          <table:table-cell office:value-type="float" office:value="456.07" calcext:value-type="float">
            <text:p>456.0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857" calcext:value-type="float">
            <text:p>0.857</text:p>
          </table:table-cell>
          <table:table-cell office:value-type="float" office:value="453.47" calcext:value-type="float">
            <text:p>453.4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859" calcext:value-type="float">
            <text:p>0.859</text:p>
          </table:table-cell>
          <table:table-cell office:value-type="float" office:value="450.79" calcext:value-type="float">
            <text:p>450.7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861" calcext:value-type="float">
            <text:p>0.861</text:p>
          </table:table-cell>
          <table:table-cell office:value-type="float" office:value="448.02" calcext:value-type="float">
            <text:p>448.0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863" calcext:value-type="float">
            <text:p>0.863</text:p>
          </table:table-cell>
          <table:table-cell office:value-type="float" office:value="445.17" calcext:value-type="float">
            <text:p>445.1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866" calcext:value-type="float">
            <text:p>0.866</text:p>
          </table:table-cell>
          <table:table-cell office:value-type="float" office:value="442.23" calcext:value-type="float">
            <text:p>442.2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868" calcext:value-type="float">
            <text:p>0.868</text:p>
          </table:table-cell>
          <table:table-cell office:value-type="float" office:value="439.21" calcext:value-type="float">
            <text:p>439.2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87" calcext:value-type="float">
            <text:p>0.87</text:p>
          </table:table-cell>
          <table:table-cell office:value-type="float" office:value="436.1" calcext:value-type="float">
            <text:p>436.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872" calcext:value-type="float">
            <text:p>0.872</text:p>
          </table:table-cell>
          <table:table-cell office:value-type="float" office:value="432.9" calcext:value-type="float">
            <text:p>432.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875" calcext:value-type="float">
            <text:p>0.875</text:p>
          </table:table-cell>
          <table:table-cell office:value-type="float" office:value="429.61" calcext:value-type="float">
            <text:p>429.6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877" calcext:value-type="float">
            <text:p>0.877</text:p>
          </table:table-cell>
          <table:table-cell office:value-type="float" office:value="426.22" calcext:value-type="float">
            <text:p>426.2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879" calcext:value-type="float">
            <text:p>0.879</text:p>
          </table:table-cell>
          <table:table-cell office:value-type="float" office:value="422.75" calcext:value-type="float">
            <text:p>422.7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882" calcext:value-type="float">
            <text:p>0.882</text:p>
          </table:table-cell>
          <table:table-cell office:value-type="float" office:value="419.18" calcext:value-type="float">
            <text:p>419.1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884" calcext:value-type="float">
            <text:p>0.884</text:p>
          </table:table-cell>
          <table:table-cell office:value-type="float" office:value="415.52" calcext:value-type="float">
            <text:p>415.5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887" calcext:value-type="float">
            <text:p>0.887</text:p>
          </table:table-cell>
          <table:table-cell office:value-type="float" office:value="411.76" calcext:value-type="float">
            <text:p>411.7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889" calcext:value-type="float">
            <text:p>0.889</text:p>
          </table:table-cell>
          <table:table-cell office:value-type="float" office:value="407.89" calcext:value-type="float">
            <text:p>407.8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891" calcext:value-type="float">
            <text:p>0.891</text:p>
          </table:table-cell>
          <table:table-cell office:value-type="float" office:value="403.93" calcext:value-type="float">
            <text:p>403.9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894" calcext:value-type="float">
            <text:p>0.894</text:p>
          </table:table-cell>
          <table:table-cell office:value-type="float" office:value="399.87" calcext:value-type="float">
            <text:p>399.8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896" calcext:value-type="float">
            <text:p>0.896</text:p>
          </table:table-cell>
          <table:table-cell office:value-type="float" office:value="395.7" calcext:value-type="float">
            <text:p>395.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899" calcext:value-type="float">
            <text:p>0.899</text:p>
          </table:table-cell>
          <table:table-cell office:value-type="float" office:value="391.42" calcext:value-type="float">
            <text:p>391.4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901" calcext:value-type="float">
            <text:p>0.901</text:p>
          </table:table-cell>
          <table:table-cell office:value-type="float" office:value="387.03" calcext:value-type="float">
            <text:p>387.0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904" calcext:value-type="float">
            <text:p>0.904</text:p>
          </table:table-cell>
          <table:table-cell office:value-type="float" office:value="382.54" calcext:value-type="float">
            <text:p>382.5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907" calcext:value-type="float">
            <text:p>0.907</text:p>
          </table:table-cell>
          <table:table-cell office:value-type="float" office:value="377.92" calcext:value-type="float">
            <text:p>377.9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909" calcext:value-type="float">
            <text:p>0.909</text:p>
          </table:table-cell>
          <table:table-cell office:value-type="float" office:value="373.19" calcext:value-type="float">
            <text:p>373.1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912" calcext:value-type="float">
            <text:p>0.912</text:p>
          </table:table-cell>
          <table:table-cell office:value-type="float" office:value="368.35" calcext:value-type="float">
            <text:p>368.3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915" calcext:value-type="float">
            <text:p>0.915</text:p>
          </table:table-cell>
          <table:table-cell office:value-type="float" office:value="363.37" calcext:value-type="float">
            <text:p>363.3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917" calcext:value-type="float">
            <text:p>0.917</text:p>
          </table:table-cell>
          <table:table-cell office:value-type="float" office:value="358.28" calcext:value-type="float">
            <text:p>358.2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92" calcext:value-type="float">
            <text:p>0.92</text:p>
          </table:table-cell>
          <table:table-cell office:value-type="float" office:value="353.05" calcext:value-type="float">
            <text:p>353.0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923" calcext:value-type="float">
            <text:p>0.923</text:p>
          </table:table-cell>
          <table:table-cell office:value-type="float" office:value="347.69" calcext:value-type="float">
            <text:p>347.6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926" calcext:value-type="float">
            <text:p>0.926</text:p>
          </table:table-cell>
          <table:table-cell office:value-type="float" office:value="342.2" calcext:value-type="float">
            <text:p>342.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929" calcext:value-type="float">
            <text:p>0.929</text:p>
          </table:table-cell>
          <table:table-cell office:value-type="float" office:value="336.56" calcext:value-type="float">
            <text:p>336.5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932" calcext:value-type="float">
            <text:p>0.932</text:p>
          </table:table-cell>
          <table:table-cell office:value-type="float" office:value="330.78" calcext:value-type="float">
            <text:p>330.7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935" calcext:value-type="float">
            <text:p>0.935</text:p>
          </table:table-cell>
          <table:table-cell office:value-type="float" office:value="324.85" calcext:value-type="float">
            <text:p>324.8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938" calcext:value-type="float">
            <text:p>0.938</text:p>
          </table:table-cell>
          <table:table-cell office:value-type="float" office:value="318.76" calcext:value-type="float">
            <text:p>318.7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941" calcext:value-type="float">
            <text:p>0.941</text:p>
          </table:table-cell>
          <table:table-cell office:value-type="float" office:value="312.51" calcext:value-type="float">
            <text:p>312.5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944" calcext:value-type="float">
            <text:p>0.944</text:p>
          </table:table-cell>
          <table:table-cell office:value-type="float" office:value="306.09" calcext:value-type="float">
            <text:p>306.0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948" calcext:value-type="float">
            <text:p>0.948</text:p>
          </table:table-cell>
          <table:table-cell office:value-type="float" office:value="299.5" calcext:value-type="float">
            <text:p>299.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951" calcext:value-type="float">
            <text:p>0.951</text:p>
          </table:table-cell>
          <table:table-cell office:value-type="float" office:value="292.73" calcext:value-type="float">
            <text:p>292.7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954" calcext:value-type="float">
            <text:p>0.954</text:p>
          </table:table-cell>
          <table:table-cell office:value-type="float" office:value="285.77" calcext:value-type="float">
            <text:p>285.7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958" calcext:value-type="float">
            <text:p>0.958</text:p>
          </table:table-cell>
          <table:table-cell office:value-type="float" office:value="278.61" calcext:value-type="float">
            <text:p>278.6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961" calcext:value-type="float">
            <text:p>0.961</text:p>
          </table:table-cell>
          <table:table-cell office:value-type="float" office:value="271.24" calcext:value-type="float">
            <text:p>271.2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965" calcext:value-type="float">
            <text:p>0.965</text:p>
          </table:table-cell>
          <table:table-cell office:value-type="float" office:value="263.66" calcext:value-type="float">
            <text:p>263.6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969" calcext:value-type="float">
            <text:p>0.969</text:p>
          </table:table-cell>
          <table:table-cell office:value-type="float" office:value="255.84" calcext:value-type="float">
            <text:p>255.8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973" calcext:value-type="float">
            <text:p>0.973</text:p>
          </table:table-cell>
          <table:table-cell office:value-type="float" office:value="247.78" calcext:value-type="float">
            <text:p>247.7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977" calcext:value-type="float">
            <text:p>0.977</text:p>
          </table:table-cell>
          <table:table-cell office:value-type="float" office:value="239.47" calcext:value-type="float">
            <text:p>239.4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981" calcext:value-type="float">
            <text:p>0.981</text:p>
          </table:table-cell>
          <table:table-cell office:value-type="float" office:value="230.87" calcext:value-type="float">
            <text:p>230.8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985" calcext:value-type="float">
            <text:p>0.985</text:p>
          </table:table-cell>
          <table:table-cell office:value-type="float" office:value="221.99" calcext:value-type="float">
            <text:p>221.9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99" calcext:value-type="float">
            <text:p>0.99</text:p>
          </table:table-cell>
          <table:table-cell office:value-type="float" office:value="212.78" calcext:value-type="float">
            <text:p>212.7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995" calcext:value-type="float">
            <text:p>0.995</text:p>
          </table:table-cell>
          <table:table-cell office:value-type="float" office:value="203.24" calcext:value-type="float">
            <text:p>203.2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999" calcext:value-type="float">
            <text:p>0.999</text:p>
          </table:table-cell>
          <table:table-cell office:value-type="float" office:value="193.32" calcext:value-type="float">
            <text:p>193.3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005" calcext:value-type="float">
            <text:p>1.005</text:p>
          </table:table-cell>
          <table:table-cell office:value-type="float" office:value="182.99" calcext:value-type="float">
            <text:p>182.9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.01" calcext:value-type="float">
            <text:p>1.01</text:p>
          </table:table-cell>
          <table:table-cell office:value-type="float" office:value="172.21" calcext:value-type="float">
            <text:p>172.2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016" calcext:value-type="float">
            <text:p>1.016</text:p>
          </table:table-cell>
          <table:table-cell office:value-type="float" office:value="160.93" calcext:value-type="float">
            <text:p>160.9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.022" calcext:value-type="float">
            <text:p>1.022</text:p>
          </table:table-cell>
          <table:table-cell office:value-type="float" office:value="149.08" calcext:value-type="float">
            <text:p>149.0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.029" calcext:value-type="float">
            <text:p>1.029</text:p>
          </table:table-cell>
          <table:table-cell office:value-type="float" office:value="136.57" calcext:value-type="float">
            <text:p>136.5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036" calcext:value-type="float">
            <text:p>1.036</text:p>
          </table:table-cell>
          <table:table-cell office:value-type="float" office:value="123.31" calcext:value-type="float">
            <text:p>123.3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.044" calcext:value-type="float">
            <text:p>1.044</text:p>
          </table:table-cell>
          <table:table-cell office:value-type="float" office:value="109.13" calcext:value-type="float">
            <text:p>109.1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053" calcext:value-type="float">
            <text:p>1.053</text:p>
          </table:table-cell>
          <table:table-cell office:value-type="float" office:value="93.84" calcext:value-type="float">
            <text:p>93.8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.064" calcext:value-type="float">
            <text:p>1.064</text:p>
          </table:table-cell>
          <table:table-cell office:value-type="float" office:value="77.16" calcext:value-type="float">
            <text:p>77.1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077" calcext:value-type="float">
            <text:p>1.077</text:p>
          </table:table-cell>
          <table:table-cell office:value-type="float" office:value="58.74" calcext:value-type="float">
            <text:p>58.7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094" calcext:value-type="float">
            <text:p>1.094</text:p>
          </table:table-cell>
          <table:table-cell office:value-type="float" office:value="39.39" calcext:value-type="float">
            <text:p>39.3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.119" calcext:value-type="float">
            <text:p>1.119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motion_i" table:style-name="ta1">
        <table:shapes>
          <draw:frame draw:z-index="0" draw:style-name="gr1" draw:text-style-name="P1" svg:width="30.7cm" svg:height="17.663cm" svg:x="6.883cm" svg:y="0.558cm">
            <draw:object draw:notify-on-update-of-ranges="motion_i.B2:motion_i.B401 motion_i.C2:motion_i.C4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9T20:31:44.722686048</dc:date>
    <meta:editing-duration>PT4M26S</meta:editing-duration>
    <meta:editing-cycles>2</meta:editing-cycles>
    <meta:generator>LibreOffice/7.3.7.2$Linux_X86_64 LibreOffice_project/30$Build-2</meta:generator>
    <meta:document-statistic meta:table-count="2" meta:cell-count="120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701cm" svg:height="17.664cm" xlink:href=".." xlink:type="simple" chart:class="chart:scatter" chart:style-name="ch1">
        <chart:legend chart:legend-position="end" svg:x="27.849cm" svg:y="8.533cm" style:legend-expansion="high" chart:style-name="ch2"/>
        <chart:plot-area chart:style-name="ch3" table:cell-range-address="motion_i.B2:motion_i.C401" svg:x="0.614cm" svg:y="0.353cm" svg:width="26.621cm" svg:height="16.958cm">
          <chart:coordinate-region svg:x="1.235cm" svg:y="0.552cm" svg:width="25.813cm" svg:height="16.1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otion_i.C2:motion_i.C401" chart:class="chart:scatter">
            <chart:domain table:cell-range-address="motion_i.B2:motion_i.B401"/>
            <chart:data-point chart:repeated="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motion_i.B2:motion_i.B401</svg:desc>
                </draw:g>
              </table:table-cell>
              <table:table-cell office:value-type="float" office:value="NaN">
                <text:p>NaN</text:p>
                <draw:g>
                  <svg:desc>motion_i.C2:motion_i.C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